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custom_toolbar_72f2209f.xml"/>
  <manifest:file-entry manifest:media-type="" manifest:full-path="Configurations2/toolbar/"/>
  <manifest:file-entry manifest:media-type="" manifest:full-path="Configurations2/images/sc_imagelist.xml"/>
  <manifest:file-entry manifest:media-type="" manifest:full-path="Configurations2/images/Bitmaps/sc_userimages.png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C1" style:family="table-cell">
      <style:table-cell-properties fo:background-color="#e6e6ff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font-name-asian="Arial1" style:font-size-asian="12pt" style:font-name-complex="Arial1" style:font-size-complex="12pt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font-size-asian="12pt" style:font-size-complex="12pt"/>
    </style:style>
    <style:style style:name="P8" style:family="paragraph" style:parent-style-name="Table_20_Contents" style:list-style-name="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9" style:family="paragraph" style:parent-style-name="Table_20_Contents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0" style:family="paragraph" style:parent-style-name="Table_20_Contents">
      <style:text-properties style:font-name="Times New Roman" fo:font-size="12pt" style:font-size-asian="12pt" style:font-size-complex="12pt"/>
    </style:style>
    <style:style style:name="T1" style:family="text">
      <style:text-properties fo:font-size="5.5pt" style:font-size-asian="5.5pt" style:font-size-complex="5.5pt"/>
    </style:style>
    <style:style style:name="T2" style:family="text">
      <style:text-properties fo:font-size="5.5pt" fo:font-style="italic" style:font-size-asian="5.5pt" style:font-style-asian="italic" style:font-size-complex="5.5pt" style:font-style-complex="italic"/>
    </style:style>
    <style:style style:name="T3" style:family="text">
      <style:text-properties style:font-name="Arial1" fo:font-style="italic" style:font-name-asian="Arial1" style:font-style-asian="italic" style:font-name-complex="Arial1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name-asian="Arial1" style:font-style-asian="italic" style:font-name-complex="Arial1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-asian="Arial1"/>
    </style:style>
    <style:style style:name="T9" style:family="text">
      <style:text-properties style:font-name-asian="Arial1" style:font-name-complex="Arial1"/>
    </style:style>
    <style:style style:name="T10" style:family="text">
      <style:text-properties style:font-name-complex="Arial1"/>
    </style:style>
    <style:style style:name="T11" style:family="text">
      <style:text-properties fo:font-size="5pt" style:font-size-asian="5pt" style:font-size-complex="5pt"/>
    </style:style>
    <style:style style:name="T12" style:family="text">
      <style:text-properties fo:font-size="5pt" fo:font-style="italic" style:font-size-asian="5pt" style:font-style-asian="italic" style:font-size-complex="5pt" style:font-style-complex="italic"/>
    </style:style>
    <style:style style:name="T13" style:family="text">
      <style:text-properties style:font-name="Arial1" fo:font-size="5pt" fo:font-style="italic" style:font-name-asian="Arial1" style:font-size-asian="5pt" style:font-style-asian="italic" style:font-name-complex="Arial1" style:font-size-complex="5pt" style:font-style-complex="italic"/>
    </style:style>
    <style:style style:name="T14" style:family="text">
      <style:text-properties style:font-name="Arial1" fo:font-size="5pt" style:font-name-asian="Arial1" style:font-size-asian="5pt" style:font-name-complex="Arial1" style:font-size-complex="5pt"/>
    </style:style>
    <style:style style:name="T15" style:family="text">
      <style:text-properties style:font-name="Arial1" fo:font-style="italic" style:font-name-asian="Arial1" style:font-style-asian="italic" style:font-name-complex="Arial1" style:font-style-complex="italic"/>
    </style:style>
    <style:style style:name="T16" style:family="text">
      <style:text-properties style:font-name="Arial1" style:font-name-asian="Arial1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Forum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Delegato Rettore</text:text-input></text:p>
          </table:table-cell>
          <table:table-cell table:style-name="Tabella1.A2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2" office:value-type="string">
            <text:p text:style-name="Table_20_Contents"><text:text-input text:description="">Delegato del rettore che gestisce il forum. Un delegato rettore ha il compito di spostare gli argomenti nel caso in cui non siano nella giusta sezione.</text:text-input></text:p>
          </table:table-cell>
        </table:table-row>
        <table:table-row>
          <table:table-cell table:style-name="Tabella1.A2" office:value-type="string">
            <text:p text:style-name="Table_20_Contents">Argomento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Argomento di discussione del forum iniziato da un utente autenticato che appartiene ad una particolare sezione.</text:p>
          </table:table-cell>
        </table:table-row>
        <table:table-row>
          <table:table-cell table:style-name="Tabella1.A2" office:value-type="string">
            <text:p text:style-name="Table_20_Contents">Sezione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Tema di discussione del forum contenente vari argomenti aperti dagli utenti autenticati.</text:p>
          </table:table-cell>
        </table:table-row>
        <table:table-row>
          <table:table-cell table:style-name="Tabella1.A2" office:value-type="string">
            <text:p text:style-name="P2">Utente_Autenticato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Utente del forum che ha eseguito il login ed è quindi autenticato.</text:p>
          </table:table-cell>
        </table:table-row>
        <table:table-row>
          <table:table-cell table:style-name="Tabella1.A2" office:value-type="string">
            <text:p text:style-name="P3">ViewForumButton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P1">Bottone usato dall<text:span text:style-name="T3">'utente autenticato </text:span>per iniziare lo use case<text:span text:style-name="T3"> Visualizzazione lista argomenti.</text:span></text:p>
          </table:table-cell>
        </table:table-row>
        <table:table-row>
          <table:table-cell table:style-name="Tabella1.A2" office:value-type="string">
            <text:p text:style-name="P8">FormRicercaArgomento</text:p>
          </table:table-cell>
          <table:table-cell table:style-name="Tabella1.A2" office:value-type="string">
            <text:p text:style-name="P9">Boundary</text:p>
          </table:table-cell>
          <table:table-cell table:style-name="Tabella1.C2" office:value-type="string">
            <text:p text:style-name="P5">Form usata per l’input dei dati di ricerca. Questa form</text:p>
            <text:p text:style-name="P4"><text:span text:style-name="T9">è presentata all'utente autenticato quando la funzione “Ricerca Argomenti” è selezionata.</text:span></text:p>
          </table:table-cell>
        </table:table-row>
        <table:table-row>
          <table:table-cell table:style-name="Tabella1.A2" office:value-type="string">
            <text:p text:style-name="Table_20_Contents">BottoneSelezionaArgomento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Table_20_Contents">Bottone utilizzato dall'utente autenticato per selezionare l'argomento da visualizzare.</text:p>
          </table:table-cell>
        </table:table-row>
        <table:table-row>
          <table:table-cell table:style-name="Tabella1.A2" office:value-type="string">
            <text:p text:style-name="Table_20_Contents">BottoneSpostaArgomento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Table_20_Contents">Bottone utilizzato dal Delegato Rettore per accedere alla funzionalità “Sposta Argomento”</text:p>
          </table:table-cell>
        </table:table-row>
        <table:table-row>
          <table:table-cell table:style-name="Tabella1.A2" office:value-type="string">
            <text:p text:style-name="Table_20_Contents">FormDestinazioneArgomento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Table_20_Contents">Form utilizzata per dare al Delegato Rettore la possibilità di scegliere la “Sezione” destinazione di un “Argomento” che deve essere utilizzato mediante la funzionalità “Sposta Argomento”.</text:p>
          </table:table-cell>
        </table:table-row>
        <table:table-row>
          <table:table-cell table:style-name="Tabella1.A2" office:value-type="string">
            <text:p text:style-name="P10">ControlSpostamentoArgomento</text:p>
          </table:table-cell>
          <table:table-cell table:style-name="Tabella1.A2" office:value-type="string">
            <text:p text:style-name="P10">Control</text:p>
          </table:table-cell>
          <table:table-cell table:style-name="Tabella1.C2" office:value-type="string">
            <text:p text:style-name="P6">Gestisce la funzione<text:span text:style-name="T4"> Sposta argomento</text:span>.</text:p>
            <text:p text:style-name="P6">Questo oggetto è creato quando il Delegato Rettore<text:span text:style-name="T4"> </text:span>seleziona il</text:p>
            <text:p text:style-name="P6">bottone “SpostaArgomento”. Crea un “FormDestinazioneArgomento”<text:span text:style-name="T4"> </text:span>e</text:p>
            <text:p text:style-name="P6">lo presenta a <text:span text:style-name="T4">DelegatoRettore</text:span>. Dopo la sottomissione della form,</text:p>
            <text:p text:style-name="P6">questo oggetto colleziona l’informazione dalla form, <text:s/>sposta <text:s/>un</text:p>
            <text:p text:style-name="P7"><text:span text:style-name="T5">Argomento </text:span>nella sezione scelta nel form<text:span text:style-name="T9">. L’oggetto Control</text:span><text:span text:style-name="T9"> quindi mostra il risultato dell'operazione in modo che il Delegato Rettore possa agire di conseguenza.</text:span></text:p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5T15:07:08.77</meta:creation-date>
    <meta:editing-duration>PT01H37M09S</meta:editing-duration>
    <meta:editing-cycles>7</meta:editing-cycles>
    <meta:generator>OpenOffice.org/3.2$Win32 OpenOffice.org_project/320m18$Build-9502</meta:generator>
    <meta:initial-creator>gfhj </meta:initial-creator>
    <dc:date>2012-10-25T17:06:04.26</dc:date>
    <dc:creator>gfhj </dc:creator>
    <meta:document-statistic meta:table-count="1" meta:image-count="0" meta:object-count="0" meta:page-count="1" meta:paragraph-count="40" meta:word-count="238" meta:character-count="175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